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9,37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562" calcext:value-type="float">
            <text:p>562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9,375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 table:number-columns-repeated="3"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71,946</text:p>
          </table:table-cell>
          <table:table-cell office:value-type="string" calcext:value-type="string">
            <text:p>4,67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78.2" calcext:value-type="float">
            <text:p>378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6,89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312.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9,031</text:p>
          </table:table-cell>
          <table:table-cell office:value-type="string" calcext:value-type="string">
            <text:p>1,9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42,747</text:p>
          </table:table-cell>
          <table:table-cell office:value-type="string" calcext:value-type="string">
            <text:p>1,983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29,242</text:p>
          </table:table-cell>
          <table:table-cell office:value-type="string" calcext:value-type="string">
            <text:p>4,16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5.9" calcext:value-type="float">
            <text:p>205.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4,920</text:p>
          </table:table-cell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48.8" calcext:value-type="float">
            <text:p>48.8</text:p>
          </table:table-cell>
          <table:table-cell table:number-columns-repeated="2"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87,121</text:p>
          </table:table-cell>
          <table:table-cell office:value-type="string" calcext:value-type="string">
            <text:p>7,479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83.4" calcext:value-type="float">
            <text:p>283.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2,89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,268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58.9" calcext:value-type="float">
            <text:p>58.9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6,166</text:p>
          </table:table-cell>
          <table:table-cell office:value-type="string" calcext:value-type="string">
            <text:p>1,11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590,579</text:p>
          </table:table-cell>
          <table:table-cell office:value-type="string" calcext:value-type="string">
            <text:p>25,473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62.2" calcext:value-type="float">
            <text:p>62.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1:34</meta:creation-date>
    <dc:date>2018-09-01T10:11:34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